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text-properties style:font-name="Times New Roman" fo:font-size="12pt" style:font-name-asian="ArialMT" style:font-size-asian="12pt" style:font-name-complex="ArialMT" style:font-size-complex="12pt"/>
    </style:style>
    <style:style style:name="P4" style:family="paragraph" style:parent-style-name="Standard" style:list-style-name="L2">
      <style:paragraph-properties style:text-autospace="none"/>
      <style:text-properties style:font-name="Times New Roman" fo:font-size="12pt" style:font-name-asian="ArialMT" style:font-size-asian="12pt" style:font-name-complex="ArialMT" style:font-size-complex="12pt"/>
    </style:style>
    <style:style style:name="P5" style:family="paragraph" style:parent-style-name="Standard" style:list-style-name="L2">
      <style:paragraph-properties fo:text-align="start" style:justify-single-word="false" style:text-autospace="none"/>
      <style:text-properties style:font-name="Times New Roman" fo:font-size="12pt" style:font-name-asian="ArialMT" style:font-size-asian="12pt" style:font-name-complex="ArialMT" style:font-size-complex="12pt"/>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text-properties fo:font-weight="bold" style:font-weight-asian="bold" style:font-weight-complex="bold"/>
    </style:style>
    <style:style style:name="P10" style:family="paragraph" style:parent-style-name="Standard">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bling</text:p>
      <text:p text:style-name="Standard"/>
      <text:p text:style-name="Standard"/>
      <text:p text:style-name="P9">Power Supply</text:p>
      <text:p text:style-name="Standard"/>
      <text:list xml:id="list3213605107580823834" text:style-name="L1">
        <text:list-item>
          <text:p text:style-name="P1">Connect the 11.1V red cable of the battery with the VCC input of the H-Bridge. The black GND cable has to be connected with the GND input of the H-Bridge.</text:p>
          <text:p text:style-name="P1"/>
        </text:list-item>
        <text:list-item>
          <text:p text:style-name="P1">The 5V Output of the H-Bridge has to be connected with the 5V input of the Nano Board. Then connect the GND input of the H-Bridge with the GND input of the Nano Board.</text:p>
          <text:p text:style-name="P1"/>
        </text:list-item>
        <text:list-item>
          <text:p text:style-name="P1">Connect the red cable of the DC/DC converter with the red cable of the battery and the black cable with the black one of the battery.</text:p>
          <text:p text:style-name="P1"/>
        </text:list-item>
        <text:list-item>
          <text:p text:style-name="P1">Connect the servo motor's 11.1V input with the VCC input of the H-Bridge. GND input of the servo motor has to be connected with the GND input of the H-Bridge. From the H-Bridge going GND cable splits in two wirings. While one of them is connected to servo motor the other one is connected with the Nano Board. </text:p>
        </text:list-item>
      </text:list>
      <text:p text:style-name="Standard"/>
      <text:p text:style-name="P9">Ultrasound Sensors</text:p>
      <text:p text:style-name="Standard"/>
      <text:p text:style-name="Standard">The KS103 Ultrasound Module has 5 pins: </text:p>
      <text:list xml:id="list8270902777465920670" text:style-name="L2">
        <text:list-item>
          <text:p text:style-name="P3">VCC: power pin</text:p>
        </text:list-item>
        <text:list-item>
          <text:p text:style-name="P5">SDA/TX: data pin</text:p>
        </text:list-item>
        <text:list-item>
          <text:p text:style-name="P5">SCL/RX: clock pin</text:p>
        </text:list-item>
        <text:list-item>
          <text:p text:style-name="P5">GND: power ground pin</text:p>
        </text:list-item>
        <text:list-item>
          <text:p text:style-name="P4">Mode: selects the communication mode</text:p>
          <text:p text:style-name="P2"/>
        </text:list-item>
      </text:list>
      <text:list xml:id="list4760311281570542554" text:style-name="L3">
        <text:list-item>
          <text:p text:style-name="P6">Connect the 5V VCC and GND pins of the sensor with the 5V(VCC3P3) and GND pins of the Nano Board.</text:p>
          <text:p text:style-name="P6"/>
        </text:list-item>
        <text:list-item>
          <text:p text:style-name="P6">The Mode pin has to be connected with the GND pin of the Nano Board.</text:p>
          <text:p text:style-name="P6"/>
        </text:list-item>
        <text:list-item>
          <text:p text:style-name="P6">Connect the TX and RX inputs with the UART output of the Nano Board. GPIO_00 is connected with the TX pin and GPIO_01 with the RX pin.</text:p>
        </text:list-item>
      </text:list>
      <text:p text:style-name="Standard"/>
      <text:p text:style-name="P9">Rapberry Pi 3 </text:p>
      <text:p text:style-name="Standard"/>
      <text:list xml:id="list6662619793479229731" text:style-name="L4">
        <text:list-item>
          <text:p text:style-name="P7">Connect the UART pins of the Pi with the UART pins of the Nano Board. 8th pin of the Pi is the TX and 10th pin is the RX pins. In this projecht they are connected to GPIO_016 and GPIO_017.</text:p>
          <text:p text:style-name="P7"/>
        </text:list-item>
        <text:list-item>
          <text:p text:style-name="P7">2nd and 4th pins are the 5V pins of the Pi. Choose one of them and connect it with the the DC/DC converter. DC/DC converter is used to provide the power need of the Pi. 6th pin is the GND pin and it has to be connected with the GND part of the DC/DC converter. <text:s/></text:p>
          <text:p text:style-name="P7"/>
        </text:list-item>
        <text:list-item>
          <text:p text:style-name="P7">Connect the camera with one the USB-ports. </text:p>
        </text:list-item>
      </text:list>
      <text:p text:style-name="Standard"/>
      <text:p text:style-name="Standard"/>
      <text:p text:style-name="Standard"/>
      <text:p text:style-name="Standard"/>
      <text:p text:style-name="Standard"/>
      <text:p text:style-name="P9"><text:soft-page-break/>Motors</text:p>
      <text:p text:style-name="Standard"/>
      <text:list xml:id="list8369266216641066124" text:style-name="L5">
        <text:list-item>
          <text:p text:style-name="P8">Connect the driving motor with the respective outputs (OUT3 and OUT4 in this project) of the H-Bridge. This will provide the driving. If the car doesn't drive in the direction you want, then you should switch the outputs. </text:p>
          <text:p text:style-name="P8"/>
        </text:list-item>
        <text:list-item>
          <text:p text:style-name="P8">Connect the PWM output of the Nano Board (GPIO_112 and GPIO_113 in this project) with the PWM input (IN3 and IN4 in this project) of the H-Bridge. </text:p>
          <text:p text:style-name="P8"/>
        </text:list-item>
        <text:list-item>
          <text:p text:style-name="P8">Connect the two remaining cables of the servo motor with the PWM output (GPIO_114 and GPIO_115 in this project) of the Nano Board. This will provide the steering. </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ih Berkay Sümer</meta:initial-creator>
    <meta:creation-date>2016-07-18T03:19:59.31</meta:creation-date>
    <dc:date>2016-07-20T01:02:59.54</dc:date>
    <dc:creator>Merih Berkay Sümer</dc:creator>
    <meta:editing-duration>PT53M27S</meta:editing-duration>
    <meta:editing-cycles>7</meta:editing-cycles>
    <meta:generator>OpenOffice/4.0.1$Win32 OpenOffice.org_project/401m5$Build-9714</meta:generator>
    <meta:document-statistic meta:table-count="0" meta:image-count="0" meta:object-count="0" meta:page-count="2" meta:paragraph-count="24" meta:word-count="457" meta:character-count="2320"/>
  </office:meta>
</office:document-meta>
</file>